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7157438842F8C50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44cm, 7.828cm, 28.875cm, 13.50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299cm" svg:height="11.52cm" svg:x="0.501cm" svg:y="0.3cm">
          <draw:image xlink:href="Pictures/1000000000000BD000000FC07157438842F8C50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15:46:27.451058407</dc:date>
    <meta:editing-duration>PT2M34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